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1.167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6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117cm"/>
    </style:style>
    <style:style style:name="gr14" style:family="graphic" style:parent-style-name="standard">
      <style:graphic-properties draw:textarea-horizontal-align="justify" draw:textarea-vertical-align="middle" draw:auto-grow-height="false" fo:min-height="0.739cm" fo:min-width="1.669cm"/>
    </style:style>
    <style:style style:name="gr15" style:family="graphic" style:parent-style-name="standard">
      <style:graphic-properties draw:textarea-horizontal-align="justify" draw:textarea-vertical-align="middle" draw:auto-grow-height="false" fo:min-height="1.03cm" fo:min-width="2.939cm"/>
    </style:style>
    <style:style style:name="gr16" style:family="graphic" style:parent-style-name="standard">
      <style:graphic-properties draw:textarea-horizontal-align="justify" draw:textarea-vertical-align="middle" draw:auto-grow-height="false" fo:min-height="0.64cm" fo:min-width="0.326cm"/>
    </style:style>
    <style:style style:name="gr17" style:family="graphic" style:parent-style-name="standard">
      <style:graphic-properties draw:textarea-horizontal-align="justify" draw:textarea-vertical-align="middle" draw:auto-grow-height="false" fo:min-height="0.639cm" fo:min-width="1.532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19" style:family="graphic" style:parent-style-name="standard">
      <style:graphic-properties draw:textarea-horizontal-align="justify" draw:textarea-vertical-align="middle" draw:auto-grow-height="false" fo:min-height="0.893cm" fo:min-width="1.659cm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0.4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39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1.586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1.80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92cm"/>
    </style:style>
    <style:style style:name="gr28" style:family="graphic" style:parent-style-name="standard">
      <style:graphic-properties draw:textarea-horizontal-align="justify" draw:textarea-vertical-align="middle" draw:auto-grow-height="false" fo:min-height="0.894cm" fo:min-width="0.707cm"/>
    </style:style>
    <style:style style:name="gr29" style:family="graphic" style:parent-style-name="standard">
      <style:graphic-properties draw:textarea-horizontal-align="justify" draw:textarea-vertical-align="middle" draw:auto-grow-height="false" fo:min-height="1.147cm" fo:min-width="2.42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2" style:family="graphic" style:parent-style-name="standard">
      <style:graphic-properties draw:textarea-horizontal-align="justify" draw:textarea-vertical-align="middle" draw:auto-grow-height="false" fo:min-height="0.648cm" fo:min-width="1.207cm"/>
    </style:style>
    <style:style style:name="gr33" style:family="graphic" style:parent-style-name="standard">
      <style:graphic-properties draw:textarea-horizontal-align="justify" draw:textarea-vertical-align="middle" draw:auto-grow-height="false" fo:min-height="0.576cm" fo:min-width="0.262cm"/>
    </style:style>
    <style:style style:name="gr34" style:family="graphic" style:parent-style-name="standard">
      <style:graphic-properties draw:textarea-horizontal-align="justify" draw:textarea-vertical-align="middle" draw:auto-grow-height="false" fo:min-height="0.72cm" fo:min-width="1.278cm"/>
    </style:style>
    <style:style style:name="gr35" style:family="graphic" style:parent-style-name="standard">
      <style:graphic-properties draw:textarea-horizontal-align="justify" draw:textarea-vertical-align="middle" draw:auto-grow-height="false" fo:min-height="0.793cm" fo:min-width="1.405cm"/>
    </style:style>
    <style:style style:name="gr36" style:family="graphic" style:parent-style-name="standard">
      <style:graphic-properties draw:textarea-horizontal-align="justify" draw:textarea-vertical-align="middle" draw:auto-grow-height="false" fo:min-height="0.449cm" fo:min-width="0.262cm"/>
    </style:style>
    <style:style style:name="gr37" style:family="graphic" style:parent-style-name="standard">
      <style:graphic-properties draw:textarea-horizontal-align="justify" draw:textarea-vertical-align="middle" draw:auto-grow-height="false" fo:min-height="0.766cm" fo:min-width="1.405cm"/>
    </style:style>
    <style:style style:name="gr38" style:family="graphic" style:parent-style-name="standard">
      <style:graphic-properties draw:textarea-horizontal-align="justify" draw:textarea-vertical-align="middle" draw:auto-grow-height="false" fo:min-height="0.766cm" fo:min-width="1.65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5cm" style:use-optimal-column-width="false"/>
    </style:style>
    <style:style style:name="co4" style:family="table-column">
      <style:table-column-properties style:column-width="13.864cm" style:use-optimal-column-width="false"/>
    </style:style>
    <style:style style:name="co5" style:family="table-column">
      <style:table-column-properties style:column-width="5.241cm" style:use-optimal-column-width="false"/>
    </style:style>
    <style:style style:name="co6" style:family="table-column">
      <style:table-column-properties style:column-width="11.582cm" style:use-optimal-column-width="false"/>
    </style:style>
    <style:style style:name="co7" style:family="table-column">
      <style:table-column-properties style:column-width="23.444cm" style:use-optimal-column-width="false"/>
    </style:style>
    <style:style style:name="co8" style:family="table-column">
      <style:table-column-properties style:column-width="4.213cm" style:use-optimal-column-width="false"/>
    </style:style>
    <style:style style:name="co9" style:family="table-column">
      <style:table-column-properties style:column-width="4.215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1.371cm"/>
    </style:style>
    <style:style style:name="ro5" style:family="table-row">
      <style:table-row-properties style:row-height="2.481cm"/>
    </style:style>
    <style:style style:name="ro6" style:family="table-row">
      <style:table-row-properties style:row-height="4.701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00%"/>
      <style:text-properties fo:color="#0066cc" fo:font-size="14pt" style:font-size-asian="14pt" style:font-size-complex="14pt"/>
    </style:style>
    <style:style style:name="ce5" style:family="table-cell">
      <style:graphic-properties style:repeat="repeat"/>
      <style:text-properties fo:color="#0066cc" fo:font-size="14pt" fo:font-weight="normal" style:font-size-asian="14pt" style:font-weight-asian="normal" style:font-size-complex="14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 fo:line-height="100%"/>
    </style:style>
    <style:style style:name="P12" style:family="paragraph">
      <style:paragraph-properties fo:text-align="start"/>
    </style:style>
    <style:style style:name="P13" style:family="paragraph">
      <style:text-properties fo:color="#0066cc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color="#0066cc" fo:font-size="14pt" style:font-size-asian="14pt" style:font-size-complex="14pt"/>
    </style:style>
    <style:style style:name="P15" style:family="paragraph">
      <style:paragraph-properties fo:line-height="100%"/>
      <style:text-properties fo:color="#0066cc" fo:font-size="14pt" style:font-size-asian="14pt" style:font-size-complex="14pt"/>
    </style:style>
    <style:style style:name="P16" style:family="paragraph">
      <style:text-properties fo:font-size="22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66cc" fo:font-size="18pt"/>
    </style:style>
    <style:style style:name="T5" style:family="text">
      <style:text-properties fo:color="#0066c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5.08cm" svg:x="8.295cm" svg:y="6.821cm">
          <text:p text:style-name="P1"><text:span text:style-name="T1">8-bit</text:span></text:p>
          <text:p text:style-name="P1"><text:span text:style-name="T1">Updn_</text:span></text:p>
          <text:p text:style-name="P1"><text:span text:style-name="T1">counter_with</text:span></text:p>
          <text:p text:style-name="P1"><text:span text:style-name="T1">terminal_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889cm" svg:x="6.417cm" svg:y="9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xml:id="id1" draw:id="id1" draw:layer="layout" svg:width="0.381cm" svg:height="0.508cm" svg:x="10.146cm" svg:y="1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549cm" svg:y1="13.409cm" svg:x2="10.337cm" svg:y2="12.471cm" draw:end-shape="id1" draw:end-glue-point="8" svg:d="M6549 13409v-218h3788v-720" svg:viewBox="0 0 3789 939">
          <text:p/>
        </draw:connector>
        <draw:frame draw:style-name="gr5" draw:text-style-name="P3" draw:layer="layout" svg:width="1.112cm" svg:height="0.806cm" svg:x="5.666cm" svg:y="8.453cm">
          <draw:text-box>
            <text:p><text:span text:style-name="T2">clk</text:span></text:p>
          </draw:text-box>
        </draw:frame>
        <draw:frame draw:style-name="gr6" draw:text-style-name="P3" draw:layer="layout" svg:width="2.157cm" svg:height="0.806cm" svg:x="5.501cm" svg:y="12.363cm">
          <draw:text-box>
            <text:p><text:span text:style-name="T2">reset_n</text:span></text:p>
          </draw:text-box>
        </draw:frame>
        <draw:connector draw:style-name="gr4" draw:text-style-name="P1" draw:layer="layout" svg:x1="6.611cm" svg:y1="5.983cm" svg:x2="10.263cm" svg:y2="6.821cm" draw:end-shape="id2" draw:end-glue-point="0" svg:d="M6611 5983v169h3652v669" svg:viewBox="0 0 3653 839">
          <text:p/>
        </draw:connector>
        <draw:frame draw:style-name="gr7" draw:text-style-name="P3" draw:layer="layout" svg:width="1.988cm" svg:height="0.806cm" svg:x="5.247cm" svg:y="5.551cm">
          <draw:text-box>
            <text:p><text:span text:style-name="T2">enable</text:span></text:p>
          </draw:text-box>
        </draw:frame>
        <draw:line draw:style-name="gr4" draw:text-style-name="P1" draw:layer="layout" svg:x1="12.232cm" svg:y1="8.091cm" svg:x2="15.026cm" svg:y2="8.091cm">
          <text:p/>
        </draw:line>
        <draw:frame draw:style-name="gr8" draw:text-style-name="P3" draw:layer="layout" svg:width="4.443cm" svg:height="0.806cm" svg:x="12.975cm" svg:y="8.099cm">
          <draw:text-box>
            <text:p><text:span text:style-name="T2">[width-1] count</text:span></text:p>
          </draw:text-box>
        </draw:frame>
        <draw:frame draw:style-name="gr9" draw:text-style-name="P5" draw:layer="layout" svg:width="17.101cm" svg:height="1.119cm" svg:x="2.407cm" svg:y="2.787cm">
          <draw:text-box>
            <text:p text:style-name="P4"><text:span text:style-name="T3">Module of updn_counter with terminal_count</text:span></text:p>
          </draw:text-box>
        </draw:frame>
        <draw:line draw:style-name="gr4" draw:text-style-name="P1" draw:layer="layout" svg:x1="6.617cm" svg:y1="11.538cm" svg:x2="8.268cm" svg:y2="11.538cm">
          <text:p/>
        </draw:line>
        <draw:frame draw:style-name="gr10" draw:text-style-name="P3" draw:layer="layout" svg:width="3.999cm" svg:height="0.806cm" svg:x="3.928cm" svg:y="11.465cm">
          <draw:text-box>
            <text:p><text:span text:style-name="T2">[width-1]data_in</text:span></text:p>
          </draw:text-box>
        </draw:frame>
        <draw:line draw:style-name="gr4" draw:text-style-name="P1" draw:layer="layout" svg:x1="6.744cm" svg:y1="7.836cm" svg:x2="8.395cm" svg:y2="7.836cm">
          <text:p/>
        </draw:line>
        <draw:frame draw:style-name="gr7" draw:text-style-name="P3" draw:layer="layout" svg:width="1.988cm" svg:height="0.806cm" svg:x="6.236cm" svg:y="7.228cm">
          <draw:text-box>
            <text:p><text:span text:style-name="T2">load_n</text:span></text:p>
          </draw:text-box>
        </draw:frame>
        <draw:line draw:style-name="gr4" draw:text-style-name="P1" draw:layer="layout" svg:x1="6.716cm" svg:y1="10.653cm" svg:x2="8.24cm" svg:y2="10.653cm">
          <text:p/>
        </draw:line>
        <draw:frame draw:style-name="gr11" draw:text-style-name="P3" draw:layer="layout" svg:width="1.878cm" svg:height="0.806cm" svg:x="5.427cm" svg:y="10.499cm">
          <draw:text-box>
            <text:p><text:span text:style-name="T2">up_dn</text:span></text:p>
          </draw:text-box>
        </draw:frame>
        <draw:line draw:style-name="gr4" draw:text-style-name="P1" draw:layer="layout" svg:x1="12.203cm" svg:y1="10.271cm" svg:x2="14.997cm" svg:y2="10.271cm">
          <text:p/>
        </draw:line>
        <draw:frame draw:style-name="gr12" draw:text-style-name="P3" draw:layer="layout" svg:width="3.757cm" svg:height="0.806cm" svg:x="13.7cm" svg:y="10.352cm">
          <draw:text-box>
            <text:p><text:span text:style-name="T2">terminal_count</text:span></text:p>
          </draw:text-box>
        </draw:frame>
      </draw:page>
      <draw:page draw:name="page2" draw:style-name="dp1" draw:master-page-name="Default">
        <draw:frame draw:style-name="gr13" draw:text-style-name="P6" draw:layer="layout" svg:width="17.617cm" svg:height="1.119cm" svg:x="2.054cm" svg:y="1.757cm">
          <draw:text-box>
            <text:p><text:span text:style-name="T3">updn_counter_with terminal count description</text:span></text:p>
          </draw:text-box>
        </draw:frame>
        <draw:frame draw:style-name="standard" draw:layer="layout" svg:width="18.161cm" svg:height="15.095cm" svg:x="1.894cm" svg:y="4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<text:s text:c="4"/></text:span></text:p>
                <text:p><text:span text:style-name="T4"><text:s text:c="6"/></text:span><text:span text:style-name="T4">signal</text:span></text:p>
              </table:table-cell>
              <table:table-cell>
                <text:p><text:span text:style-name="T4"/></text:p>
                <text:p><text:span text:style-name="T4"><text:s text:c="5"/></text:span><text:span text:style-name="T4">direction</text:span></text:p>
              </table:table-cell>
              <table:table-cell>
                <text:p><text:span text:style-name="T4"/></text:p>
                <text:p><text:span text:style-name="T4"><text:s text:c="8"/></text:span><text:span text:style-name="T4">width</text:span></text:p>
              </table:table-cell>
              <table:table-cell>
                <text:p><text:span text:style-name="T4"/></text:p>
                <text:p><text:span text:style-name="T4"><text:s/></text:span><text:span text:style-name="T4">description</text:span></text:p>
              </table:table-cell>
            </table:table-row>
            <table:table-row table:style-name="ro2" table:default-cell-style-name="ce1">
              <table:table-cell>
                <text:p><text:span text:style-name="T4">clk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4">enable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4">reset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4">load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 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5">up_dn</text:span></text:p>
              </table:table-cell>
              <table:table-cell>
                <text:p><text:span text:style-name="T5">input</text:span></text:p>
              </table:table-cell>
              <table:table-cell>
                <text:p><text:span text:style-name="T5"><text:s text:c="6"/></text:span><text:span text:style-name="T5">1 bit</text:span></text:p>
              </table:table-cell>
              <table:table-cell>
                <text:p><text:span text:style-name="T5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4">data_in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7"/></text:span><text:span text:style-name="T4">8 bit</text:span></text:p>
              </table:table-cell>
              <table:table-cell>
                <text:p><text:span text:style-name="T4">8 bit input data</text:span></text:p>
              </table:table-cell>
            </table:table-row>
            <table:table-row table:style-name="ro3" table:default-cell-style-name="ce1">
              <table:table-cell>
                <text:p><text:span text:style-name="T4">data_out</text:span></text:p>
              </table:table-cell>
              <table:table-cell>
                <text:p><text:span text:style-name="T4">output</text:span></text:p>
              </table:table-cell>
              <table:table-cell>
                <text:p><text:span text:style-name="T4"><text:s text:c="6"/></text:span><text:span text:style-name="T4">8 bit</text:span></text:p>
              </table:table-cell>
              <table:table-cell>
                <text:p><text:span text:style-name="T4">8 output data</text:span></text:p>
              </table:table-cell>
            </table:table-row>
            <table:table-row table:style-name="ro3" table:default-cell-style-name="ce1">
              <table:table-cell>
                <text:p><text:span text:style-name="T5">Terminal_</text:span></text:p>
                <text:p><text:span text:style-name="T5">count</text:span></text:p>
              </table:table-cell>
              <table:table-cell>
                <text:p><text:span text:style-name="T5">output</text:span></text:p>
              </table:table-cell>
              <table:table-cell>
                <text:p><text:span text:style-name="T5"><text:s text:c="7"/></text:span><text:span text:style-name="T5">1 bit</text:span></text:p>
              </table:table-cell>
              <table:table-cell>
                <text:p><text:span text:style-name="T5">1 bit output dat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4" draw:text-style-name="P7" draw:layer="layout" svg:width="3.067cm" svg:height="1.397cm" svg:x="7.693cm" svg:y="1.154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461cm" svg:height="2.032cm" svg:x="6.315cm" svg:y="3.413cm">
          <text:p text:style-name="P1"><text:span text:style-name="T6">input=clk,rst_n,en,</text:span></text:p>
          <text:p text:style-name="P1"><text:span text:style-name="T6">up_dn,data_in,load.</text:span></text:p>
          <text:p text:style-name="P1"><text:span text:style-name="T6">output=count,</text:span></text:p>
          <text:p text:style-name="P1"><text:span text:style-name="T6">term_coun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9.255cm" svg:y1="2.578cm" svg:x2="9.255cm" svg:y2="3.467cm">
          <text:p/>
        </draw:line>
        <draw:custom-shape draw:style-name="gr16" draw:text-style-name="P8" xml:id="id3" draw:id="id3" draw:layer="layout" svg:width="1.651cm" svg:height="1.778cm" svg:x="5.285cm" svg:y="11.188cm">
          <text:p text:style-name="P1"><text:span text:style-name="T6">load_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8" xml:id="id4" draw:id="id4" draw:layer="layout" svg:width="1.651cm" svg:height="1.778cm" svg:x="9.609cm" svg:y="12.974cm">
          <text:p text:style-name="P1"><text:span text:style-name="T6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8" xml:id="id5" draw:id="id5" draw:layer="layout" svg:width="1.651cm" svg:height="1.778cm" svg:x="11.992cm" svg:y="15.514cm">
          <text:p text:style-name="P1"><text:span text:style-name="T6">up_d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.936cm" svg:y1="12.077cm" svg:x2="10.435cm" svg:y2="12.974cm" draw:start-shape="id3" draw:start-glue-point="7" draw:end-shape="id4" draw:end-glue-point="4" svg:d="M6936 12077h3499v897" svg:viewBox="0 0 3500 898">
          <text:p/>
        </draw:connector>
        <draw:connector draw:style-name="gr4" draw:text-style-name="P1" draw:layer="layout" svg:x1="11.26cm" svg:y1="13.863cm" svg:x2="12.818cm" svg:y2="15.514cm" draw:start-shape="id4" draw:start-glue-point="7" draw:end-shape="id5" draw:end-glue-point="4" svg:d="M11260 13863h1558v1651" svg:viewBox="0 0 1559 1652">
          <text:p/>
        </draw:connector>
        <draw:custom-shape draw:style-name="gr17" draw:text-style-name="P8" xml:id="id11" draw:id="id11" draw:layer="layout" svg:width="2.032cm" svg:height="0.889cm" svg:x="5.091cm" svg:y="14.244cm">
          <text:p text:style-name="P1"><text:span text:style-name="T6">data_out=</text:span></text:p>
          <text:p text:style-name="P1"><text:span text:style-name="T6">data_i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12.974cm" svg:x2="6.08cm" svg:y2="14.244cm">
          <text:p/>
        </draw:line>
        <draw:custom-shape draw:style-name="gr18" draw:text-style-name="P8" xml:id="id13" draw:id="id13" draw:layer="layout" svg:width="2.032cm" svg:height="1.016cm" svg:x="9.336cm" svg:y="15.587cm">
          <text:p text:style-name="P1"><text:span text:style-name="T6">data_out=</text:span></text:p>
          <text:p text:style-name="P1"><text:span text:style-name="T6">data_ou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398cm" svg:y1="14.752cm" svg:x2="10.398cm" svg:y2="15.641cm">
          <text:p/>
        </draw:line>
        <draw:custom-shape draw:style-name="gr19" draw:text-style-name="P8" xml:id="id6" draw:id="id6" draw:layer="layout" svg:width="2.159cm" svg:height="1.143cm" svg:x="18.156cm" svg:y="17.027cm">
          <text:p text:style-name="P1"><text:span text:style-name="T6">data_out=</text:span></text:p>
          <text:p text:style-name="P1"><text:span text:style-name="T6">data_out+1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7" draw:id="id7" draw:layer="layout" svg:width="1.824cm" svg:height="1.905cm" svg:x="11.973cm" svg:y="18.381cm">
          <text:p text:style-name="P1"><text:span text:style-name="T6">data_out</text:span></text:p>
          <text:p text:style-name="P1"><text:span text:style-name="T6">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2.881cm" svg:y1="17.292cm" svg:x2="12.881cm" svg:y2="18.435cm">
          <text:p/>
        </draw:line>
        <draw:connector draw:style-name="gr4" draw:text-style-name="P1" draw:layer="layout" svg:x1="13.643cm" svg:y1="16.403cm" svg:x2="19.235cm" svg:y2="17.027cm" draw:start-shape="id5" draw:start-glue-point="7" draw:end-shape="id6" draw:end-glue-point="0" svg:d="M13643 16403h5592v624" svg:viewBox="0 0 5593 625">
          <text:p/>
        </draw:connector>
        <draw:frame draw:style-name="gr21" draw:text-style-name="P9" draw:layer="layout" svg:width="1.239cm" svg:height="0.683cm" svg:x="14.913cm" svg:y="15.722cm">
          <draw:text-box>
            <text:p><text:span text:style-name="T6">high</text:span></text:p>
          </draw:text-box>
        </draw:frame>
        <draw:custom-shape draw:style-name="gr22" draw:text-style-name="P8" draw:layer="layout" svg:width="2.086cm" svg:height="0.889cm" svg:x="11.738cm" svg:y="21.837cm">
          <text:p text:style-name="P1"><text:span text:style-name="T6">data_out=0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xml:id="id8" draw:id="id8" draw:layer="layout" svg:width="2.307cm" svg:height="0.889cm" svg:x="14.146cm" svg:y="21.837cm">
          <text:p text:style-name="P1"><text:span text:style-name="T6">data_out=</text:span></text:p>
          <text:p text:style-name="P1"><text:span text:style-name="T6">data_out-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797cm" svg:y1="19.334cm" svg:x2="15.299cm" svg:y2="21.837cm" draw:start-shape="id7" draw:start-glue-point="7" draw:end-shape="id8" draw:end-glue-point="0" svg:d="M13797 19334h1502v2503" svg:viewBox="0 0 1503 2504">
          <text:p/>
        </draw:connector>
        <draw:line draw:style-name="gr4" draw:text-style-name="P1" draw:layer="layout" svg:x1="12.881cm" svg:y1="20.213cm" svg:x2="12.881cm" svg:y2="21.864cm">
          <text:p/>
        </draw:line>
        <draw:frame draw:style-name="gr24" draw:text-style-name="P9" draw:layer="layout" svg:width="1.103cm" svg:height="0.683cm" svg:x="12.808cm" svg:y="20.375cm">
          <draw:text-box>
            <text:p><text:span text:style-name="T6">yes</text:span></text:p>
          </draw:text-box>
        </draw:frame>
        <draw:frame draw:style-name="gr25" draw:text-style-name="P9" draw:layer="layout" svg:width="0.934cm" svg:height="0.683cm" svg:x="14.632cm" svg:y="19.178cm">
          <draw:text-box>
            <text:p><text:span text:style-name="T6">no</text:span></text:p>
          </draw:text-box>
        </draw:frame>
        <draw:frame draw:style-name="gr26" draw:text-style-name="P9" draw:layer="layout" svg:width="1.078cm" svg:height="0.683cm" svg:x="12.835cm" svg:y="17.273cm">
          <draw:text-box>
            <text:p><text:span text:style-name="T6">low</text:span></text:p>
          </draw:text-box>
        </draw:frame>
        <draw:frame draw:style-name="gr27" draw:text-style-name="P10" draw:layer="layout" svg:width="1.192cm" svg:height="0.662cm" svg:x="12.176cm" svg:y="13.282cm">
          <draw:text-box>
            <text:p><text:span text:style-name="T7">high</text:span></text:p>
          </draw:text-box>
        </draw:frame>
        <draw:frame draw:style-name="gr26" draw:text-style-name="P9" draw:layer="layout" svg:width="1.078cm" svg:height="0.683cm" svg:x="10.452cm" svg:y="14.679cm">
          <draw:text-box>
            <text:p><text:span text:style-name="T6">low</text:span></text:p>
          </draw:text-box>
        </draw:frame>
        <draw:frame draw:style-name="gr21" draw:text-style-name="P9" draw:layer="layout" svg:width="1.239cm" svg:height="0.683cm" svg:x="7.985cm" svg:y="11.504cm">
          <draw:text-box>
            <text:p><text:span text:style-name="T6">high</text:span></text:p>
          </draw:text-box>
        </draw:frame>
        <draw:frame draw:style-name="gr26" draw:text-style-name="P9" draw:layer="layout" svg:width="1.078cm" svg:height="0.683cm" svg:x="6.007cm" svg:y="13.055cm">
          <draw:text-box>
            <text:p><text:span text:style-name="T6">low</text:span></text:p>
          </draw:text-box>
        </draw:frame>
        <draw:custom-shape draw:style-name="gr28" draw:text-style-name="P7" xml:id="id9" draw:id="id9" draw:layer="layout" svg:width="2.413cm" svg:height="2.286cm" svg:x="7.612cm" svg:y="7.523cm">
          <text:p text:style-name="P1"><text:span text:style-name="T2">rst_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8.852cm" svg:y1="5.444cm" svg:x2="8.874cm" svg:y2="7.604cm">
          <text:p/>
        </draw:line>
        <draw:connector draw:style-name="gr4" draw:text-style-name="P1" draw:layer="layout" svg:x1="7.612cm" svg:y1="8.666cm" svg:x2="6.111cm" svg:y2="11.188cm" draw:start-shape="id9" draw:start-glue-point="5" draw:end-shape="id3" draw:end-glue-point="4" svg:d="M7612 8666h-1501v2522" svg:viewBox="0 0 1502 2523">
          <text:p/>
        </draw:connector>
        <draw:custom-shape draw:style-name="gr29" draw:text-style-name="P7" xml:id="id10" draw:id="id10" draw:layer="layout" svg:width="2.921cm" svg:height="1.397cm" svg:x="12.122cm" svg:y="10.652cm">
          <text:p text:style-name="P1"><text:span text:style-name="T2">data_out=</text:span></text:p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025cm" svg:y1="8.666cm" svg:x2="13.582cm" svg:y2="10.652cm" draw:start-shape="id9" draw:start-glue-point="7" draw:end-shape="id10" draw:end-glue-point="0" svg:d="M10025 8666h3557v1986" svg:viewBox="0 0 3558 1987">
          <text:p/>
        </draw:connector>
        <draw:frame draw:style-name="gr30" draw:text-style-name="P3" draw:layer="layout" svg:width="1.239cm" svg:height="0.806cm" svg:x="11.06cm" svg:y="7.885cm">
          <draw:text-box>
            <text:p><text:span text:style-name="T2">low</text:span></text:p>
          </draw:text-box>
        </draw:frame>
        <draw:frame draw:style-name="gr31" draw:text-style-name="P3" draw:layer="layout" svg:width="1.438cm" svg:height="0.806cm" svg:x="6.134cm" svg:y="10.252cm">
          <draw:text-box>
            <text:p><text:span text:style-name="T2">high</text:span></text:p>
          </draw:text-box>
        </draw:frame>
        <draw:custom-shape draw:style-name="gr32" draw:text-style-name="P7" xml:id="id12" draw:id="id12" draw:layer="layout" svg:width="2.413cm" svg:height="1.27cm" svg:x="9.074cm" svg:y="26.203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107cm" svg:y1="15.133cm" svg:x2="10.281cm" svg:y2="26.203cm" draw:start-shape="id11" draw:start-glue-point="2" draw:end-shape="id12" draw:end-glue-point="4" svg:d="M6107 15133v5535h4174v5535" svg:viewBox="0 0 4175 11071">
          <text:p/>
        </draw:connector>
        <draw:connector draw:style-name="gr4" draw:text-style-name="P1" draw:layer="layout" svg:x1="10.352cm" svg:y1="16.603cm" svg:x2="10.281cm" svg:y2="26.203cm" draw:start-shape="id13" draw:start-glue-point="2" draw:end-shape="id12" draw:end-glue-point="4" svg:d="M10352 16603v4800h-71v4800" svg:viewBox="0 0 72 9601">
          <text:p/>
        </draw:connector>
        <draw:custom-shape draw:style-name="gr33" draw:text-style-name="P7" xml:id="id14" draw:id="id14" draw:layer="layout" svg:width="1.524cm" svg:height="1.651cm" svg:x="18.653cm" svg:y="19.161cm">
          <text:p text:style-name="P1"><text:span text:style-name="T2">&gt;25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9.415cm" svg:y1="18.145cm" svg:x2="19.415cm" svg:y2="19.288cm">
          <text:p/>
        </draw:line>
        <draw:custom-shape draw:style-name="gr34" draw:text-style-name="P8" xml:id="id15" draw:id="id15" draw:layer="layout" svg:width="1.778cm" svg:height="0.97cm" svg:x="16.875cm" svg:y="20.604cm">
          <text:p text:style-name="P1"><text:span text:style-name="T6">trm_cout=</text:span></text:p>
          <text:p text:style-name="P1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xml:id="id16" draw:id="id16" draw:layer="layout" svg:width="1.905cm" svg:height="1.043cm" svg:x="19.161cm" svg:y="21.674cm">
          <text:p text:style-name="P1"><text:span text:style-name="T6">trm_cout=</text:span></text:p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653cm" svg:y1="19.987cm" svg:x2="17.764cm" svg:y2="20.604cm" draw:start-shape="id14" draw:start-glue-point="5" draw:end-shape="id15" draw:end-glue-point="0" svg:d="M18653 19987h-889v617" svg:viewBox="0 0 890 618">
          <text:p/>
        </draw:connector>
        <draw:connector draw:style-name="gr4" draw:text-style-name="P1" draw:layer="layout" svg:x1="19.415cm" svg:y1="20.812cm" svg:x2="20.113cm" svg:y2="21.674cm" draw:start-shape="id14" draw:start-glue-point="6" draw:end-shape="id16" draw:end-glue-point="0" svg:d="M19415 20812v431h698v431" svg:viewBox="0 0 699 863">
          <text:p/>
        </draw:connector>
        <draw:frame draw:style-name="gr24" draw:text-style-name="P9" draw:layer="layout" svg:width="1.103cm" svg:height="0.683cm" svg:x="19.75cm" svg:y="20.612cm">
          <draw:text-box>
            <text:p><text:span text:style-name="T6">yes</text:span></text:p>
          </draw:text-box>
        </draw:frame>
        <draw:frame draw:style-name="gr25" draw:text-style-name="P9" draw:layer="layout" svg:width="0.934cm" svg:height="0.683cm" svg:x="17.71cm" svg:y="19.415cm">
          <draw:text-box>
            <text:p><text:span text:style-name="T6">no</text:span></text:p>
          </draw:text-box>
        </draw:frame>
        <draw:custom-shape draw:style-name="gr36" draw:text-style-name="P7" xml:id="id17" draw:id="id17" draw:layer="layout" svg:width="1.524cm" svg:height="1.397cm" svg:x="14.597cm" svg:y="23.152cm">
          <text:p text:style-name="P1"><text:span text:style-name="T2">&l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8" xml:id="id19" draw:id="id19" draw:layer="layout" svg:width="1.905cm" svg:height="1.016cm" svg:x="12.43cm" svg:y="24.622cm">
          <text:p text:style-name="P1"><text:span text:style-name="T6">term_cout=</text:span></text:p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xml:id="id18" draw:id="id18" draw:layer="layout" svg:width="2.159cm" svg:height="1.016cm" svg:x="17.383cm" svg:y="24.876cm">
          <text:p text:style-name="P1"><text:span text:style-name="T6">term_cout=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121cm" svg:y1="23.851cm" svg:x2="18.462cm" svg:y2="24.876cm" draw:start-shape="id17" draw:start-glue-point="7" draw:end-shape="id18" draw:end-glue-point="0" svg:d="M16121 23851h2341v1025" svg:viewBox="0 0 2342 1026">
          <text:p/>
        </draw:connector>
        <draw:connector draw:style-name="gr4" draw:text-style-name="P1" draw:layer="layout" svg:x1="14.597cm" svg:y1="23.851cm" svg:x2="13.382cm" svg:y2="24.622cm" draw:start-shape="id17" draw:start-glue-point="5" draw:end-shape="id19" draw:end-glue-point="0" svg:d="M14597 23851h-1215v771" svg:viewBox="0 0 1216 772">
          <text:p/>
        </draw:connector>
        <draw:connector draw:style-name="gr4" draw:text-style-name="P1" draw:layer="layout" svg:x1="15.299cm" svg:y1="22.726cm" svg:x2="15.359cm" svg:y2="23.152cm" draw:start-shape="id8" draw:start-glue-point="2" draw:end-shape="id17" draw:end-glue-point="4" svg:d="M15299 22726v212h60v214" svg:viewBox="0 0 61 427">
          <text:p/>
        </draw:connector>
        <draw:connector draw:style-name="gr4" draw:text-style-name="P1" draw:layer="layout" svg:x1="13.382cm" svg:y1="25.638cm" svg:x2="11.487cm" svg:y2="26.838cm" draw:start-shape="id19" draw:start-glue-point="2" draw:end-shape="id12" draw:end-glue-point="10" svg:d="M13382 25638v1200h-1895" svg:viewBox="0 0 1896 1201">
          <text:p/>
        </draw:connector>
      </draw:page>
      <draw:page draw:name="page4" draw:style-name="dp1" draw:master-page-name="Default">
        <draw:frame draw:style-name="standard" draw:layer="layout" svg:width="64.768cm" svg:height="37.28cm" svg:x="-21.59cm" svg:y="3.25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8">S.no</text:span></text:p>
              </table:table-cell>
              <table:table-cell>
                <text:p><text:span text:style-name="T8">Functionality</text:span></text:p>
              </table:table-cell>
              <table:table-cell>
                <text:p><text:span text:style-name="T8"><text:s text:c="4"/></text:span><text:span text:style-name="T8">Test procedure</text:span></text:p>
              </table:table-cell>
              <table:table-cell>
                <text:p><text:span text:style-name="T8">Expected output</text:span></text:p>
              </table:table-cell>
              <table:table-cell>
                <text:p><text:span text:style-name="T8">Actual output</text:span></text:p>
              </table:table-cell>
              <table:table-cell>
                <text:p><text:span text:style-name="T8">Result </text:span></text:p>
                <text:p><text:span text:style-name="T8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1.</text:span></text:p>
              </table:table-cell>
              <table:table-cell>
                <text:p><text:span text:style-name="T9">Reset check-</text:span></text:p>
                <text:p><text:span text:style-name="T9">Check for the reset of the circuit by making rst_n as <text:s/>0. According spec the rst_n is active low. All the internal counts are configure to 0.</text:span></text:p>
              </table:table-cell>
              <table:table-cell>
                <text:p><text:span text:style-name="T9">Make</text:span></text:p>
                <text:p><text:span text:style-name="T9">rst_n=0, </text:span></text:p>
                <text:p><text:span text:style-name="T9">load=x,</text:span></text:p>
                <text:p><text:span text:style-name="T9">Updn=x,</text:span></text:p>
                <text:p><text:span text:style-name="T9">Enable=x.</text:span></text:p>
                <text:p><text:span text:style-name="T9"/></text:p>
              </table:table-cell>
              <table:table-cell table:style-name="ce4">
                <text:p text:style-name="P11"><text:span text:style-name="T9">data_out=0</text:span></text:p>
                <text:p text:style-name="P11"><text:span text:style-name="T9">trm_count=0</text:span></text:p>
              </table:table-cell>
              <table:table-cell>
                <text:p><text:span text:style-name="T9">time=15,clk=1, rst_n=0, en=1, data_in= <text:s/>0, load_n=1, up_dn=1, data_out= <text:s/>0, cout=0</text:span></text:p>
                <text:p><text:span text:style-name="T9">time=20,clk=0, rst_n=1, en=1, data_in= <text:s/>0, load_n=1, up_dn=1, data_out= <text:s/>0, cout=0</text:span></text:p>
                <text:p><text:span text:style-name="T9"/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2.</text:span></text:p>
              </table:table-cell>
              <table:table-cell>
                <text:p><text:span text:style-name="T9">Load check-</text:span></text:p>
                <text:p><text:span text:style-name="T9">Check for the loading of thecircuit by making load <text:s/>is 0,when rst_n is high.</text:span></text:p>
                <text:p><text:span text:style-name="T9"/></text:p>
                <text:p><text:span text:style-name="T9">According to spec It loads the data_in into the counter.</text:span></text:p>
              </table:table-cell>
              <table:table-cell>
                <text:p><text:span text:style-name="T9">Make</text:span></text:p>
                <text:p><text:span text:style-name="T9"><text:s/></text:span><text:span text:style-name="T9">rst_n=1,</text:span></text:p>
                <text:p><text:span text:style-name="T9">load=0</text:span></text:p>
                <text:p><text:span text:style-name="T9"/></text:p>
              </table:table-cell>
              <table:table-cell table:style-name="ce4">
                <text:p text:style-name="P11"><text:span text:style-name="T9">data_out=data_in</text:span></text:p>
              </table:table-cell>
              <table:table-cell>
                <text:p><text:span text:style-name="T9">time=2035,clk=1, rst_n=1, en=1, data_in=200, load_n=0, up_dn=1, data_out=200, cout=0</text:span></text:p>
                <text:p><text:span text:style-name="T9">time=2040,clk=0, rst_n=1, en=1, data_in= <text:s/>0, load_n=1, up_dn=1, data_out=200, cout=0</text:span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3.</text:span></text:p>
              </table:table-cell>
              <table:table-cell>
                <text:p><text:span text:style-name="T9">count check-</text:span></text:p>
                <text:p><text:span text:style-name="T9">Check for the counting of the circuit by making updn is high, when load is high,rst_n is 1,enable is 1.</text:span></text:p>
                <text:p><text:span text:style-name="T9">According to spec by taking these conditions ,it starts up counting.</text:span></text:p>
              </table:table-cell>
              <table:table-cell>
                <text:p><text:span text:style-name="T9">Make</text:span></text:p>
                <text:p><text:span text:style-name="T9"><text:s/></text:span><text:span text:style-name="T9">rst_n=1,</text:span></text:p>
                <text:p><text:span text:style-name="T9">Load=1,</text:span></text:p>
                <text:p><text:span text:style-name="T9">Enable=1,</text:span></text:p>
                <text:p><text:span text:style-name="T9">Updn=1.</text:span></text:p>
                <text:p><text:span text:style-name="T9"/></text:p>
              </table:table-cell>
              <table:table-cell table:style-name="ce4">
                <text:p text:style-name="P11"><text:span text:style-name="T9">data_out=up counting,</text:span></text:p>
                <text:p text:style-name="P11"><text:span text:style-name="T9">termi_count=0.</text:span></text:p>
              </table:table-cell>
              <table:table-cell>
                <text:p><text:span text:style-name="T9">time=4350,clk=0, rst_n=1, en=1, data_in= <text:s/>0, load_n=1, up_dn=1, data_out=172, cout=0</text:span></text:p>
                <text:p><text:span text:style-name="T9"><text:s/></text:span><text:span text:style-name="T9">time=4355,clk=1, rst_n=1, en=1, data_in= <text:s/>0, load_n=1, up_dn=1, data_out=173, cout=0</text:span></text:p>
                <text:p><text:span text:style-name="T9"><text:s/></text:span><text:span text:style-name="T9">time=4365,clk=1, rst_n=1, en=1, data_in= <text:s/>0, load_n=1, up_dn=1, data_out=174, cout=0</text:span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4.</text:span></text:p>
              </table:table-cell>
              <table:table-cell>
                <text:p><text:span text:style-name="T9">count check-</text:span></text:p>
                <text:p><text:span text:style-name="T9">Check for counting of the circuit by making updn is low,</text:span></text:p>
                <text:p><text:span text:style-name="T9">when load is high,rst_n is 1,enable is 1.</text:span></text:p>
                <text:p><text:span text:style-name="T9">According to spec by taking these conditions , it starts down counting.</text:span></text:p>
              </table:table-cell>
              <table:table-cell>
                <text:p><text:span text:style-name="T9">Make</text:span></text:p>
                <text:p><text:span text:style-name="T9"><text:s/></text:span><text:span text:style-name="T9">rst_n=1,</text:span></text:p>
                <text:p><text:span text:style-name="T9">Load=1,</text:span></text:p>
                <text:p><text:span text:style-name="T9">Enable=1,</text:span></text:p>
                <text:p><text:span text:style-name="T9">Updn=0.</text:span></text:p>
                <text:p><text:span text:style-name="T9"/></text:p>
              </table:table-cell>
              <table:table-cell table:style-name="ce4">
                <text:p text:style-name="P11"><text:span text:style-name="T9">data_out=down counting,</text:span></text:p>
                <text:p text:style-name="P11"><text:span text:style-name="T9">termi_count=0.</text:span></text:p>
              </table:table-cell>
              <table:table-cell>
                <text:p><text:span text:style-name="T9">time=4350,clk=0, rst_n=1, en=1, data_in= <text:s/>0, load_n=1, up_dn=0, data_out=172, cout=0</text:span></text:p>
                <text:p><text:span text:style-name="T9"><text:s/></text:span><text:span text:style-name="T9">time=4355,clk=1, rst_n=1, en=1, data_in= <text:s/>0, load_n=1, up_dn=0, data_out=171, cout=0</text:span></text:p>
                <text:p><text:span text:style-name="T9"><text:s/></text:span><text:span text:style-name="T9">time=4365,clk=1, rst_n=1, en=1, data_in= <text:s/>0, load_n=1, up_dn=0, data_out=170, cout=0</text:span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7.</text:span></text:p>
              </table:table-cell>
              <table:table-cell>
                <text:p><text:span text:style-name="T9">Count check-</text:span></text:p>
                <text:p><text:span text:style-name="T9">Check for counting of the circuit by making enable as high,load is high,rst_n is high.it starts <text:s/>up counting upto <text:s/>255 .after it starts again from 0,with terminal count is high.</text:span></text:p>
              </table:table-cell>
              <table:table-cell>
                <text:p><text:span text:style-name="T9">Make </text:span></text:p>
                <text:p><text:span text:style-name="T9">rst_n=1,</text:span></text:p>
                <text:p><text:span text:style-name="T9">Enable=1,</text:span></text:p>
                <text:p><text:span text:style-name="T9">Load=1,</text:span></text:p>
                <text:p text:style-name="P12"><text:span text:style-name="T9">Updn=1.</text:span></text:p>
              </table:table-cell>
              <table:table-cell table:style-name="ce4">
                <text:p text:style-name="P11"><text:span text:style-name="T9">data_out=up counting.</text:span></text:p>
                <text:p text:style-name="P11"><text:span text:style-name="T9">(upto 255).</text:span></text:p>
                <text:p text:style-name="P11"><text:span text:style-name="T9">After its again starts from 0 with terminal count.</text:span></text:p>
              </table:table-cell>
              <table:table-cell>
                <text:p><text:span text:style-name="T9">rst_n=1, en=1, data_in= <text:s/>0, load_n=1, up_dn=1, data_out=255, cout=0</text:span></text:p>
                <text:p><text:span text:style-name="T9">rst_n=1, en=1, data_in= <text:s/>0, load_n=1, up_dn=1, data_out= <text:s/>0, cout=1</text:span></text:p>
                <text:p><text:span text:style-name="T9">rst_n=1, en=1, data_in= <text:s/>0, load_n=1, up_dn=1, data_out= <text:s/>0, cout=1</text:span></text:p>
                <text:p><text:span text:style-name="T9">rst_n=1, en=1, data_in= <text:s/>0, load_n=1, up_dn=1, data_out= <text:s/>1, cout=0</text:span></text:p>
                <text:p><text:span text:style-name="T9"/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8.</text:span></text:p>
              </table:table-cell>
              <table:table-cell>
                <text:p><text:span text:style-name="T9">Count check-</text:span></text:p>
                <text:p><text:span text:style-name="T9">Check for counting of the circuit by making enable as high,reset_n is high,updn is low,it starts the down counting upto 0,beyond 0,the terminal count is high.</text:span></text:p>
              </table:table-cell>
              <table:table-cell>
                <text:p><text:span text:style-name="T9">Make </text:span></text:p>
                <text:p><text:span text:style-name="T9">rst_n=1,</text:span></text:p>
                <text:p><text:span text:style-name="T9">Enable=1,</text:span></text:p>
                <text:p><text:span text:style-name="T9">Load=1,</text:span></text:p>
                <text:p><text:span text:style-name="T9">Updn=0.</text:span></text:p>
              </table:table-cell>
              <table:table-cell table:style-name="ce4">
                <text:p text:style-name="P11"><text:span text:style-name="T9">data_out= down counting (upto 0) ,it stable to 0.</text:span></text:p>
              </table:table-cell>
              <table:table-cell table:style-name="ce5">
                <text:p><text:span text:style-name="T9">rst_n=1, en=1, data_in= <text:s/>0, load_n=1, up_dn=0, data_out= <text:s/>1, cout=0</text:span></text:p>
                <text:p><text:span text:style-name="T9">rst_n=1, en=1, data_in= <text:s/>0, load_n=1, up_dn=0, data_out= <text:s/>0, cout=0</text:span></text:p>
                <text:p><text:span text:style-name="T9">rst_n=1, en=1, data_in= <text:s/>0, load_n=1, up_dn=0, data_out= <text:s/>0, cout=0</text:span></text:p>
                <text:p><text:span text:style-name="T9">rst_n=1, en=1, data_in= <text:s/>0, load_n=1, up_dn=0, data_out= <text:s/>0, cout=1</text:span></text:p>
                <text:p><text:span text:style-name="T9">rst_n=1, en=1, data_in= <text:s/>0, load_n=1, up_dn=0, data_out= <text:s/>0, cout=1</text:span></text:p>
                <text:p><text:span text:style-name="T9">rst_n=1, en=1, data_in= <text:s/>0, load_n=1, up_dn=0, data_out= <text:s/>0, cout=1</text:span></text:p>
                <text:p><text:span text:style-name="T9"/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7.</text:span></text:p>
              </table:table-cell>
              <table:table-cell>
                <text:p><text:span text:style-name="T9">Enable check-</text:span></text:p>
                <text:p><text:span text:style-name="T9">Check for enable of the circuit by making enable is unknown or z. When rst_n is high.</text:span></text:p>
                <text:p><text:span text:style-name="T9"><text:s/></text:span></text:p>
                <text:p><text:span text:style-name="T9">According to spec it holds the previous count only.</text:span></text:p>
              </table:table-cell>
              <table:table-cell>
                <text:p><text:span text:style-name="T9">Make </text:span></text:p>
                <text:p><text:span text:style-name="T9">rst_n=1,</text:span></text:p>
                <text:p><text:span text:style-name="T9">enable=x or z,</text:span></text:p>
                <text:p><text:span text:style-name="T9"/></text:p>
              </table:table-cell>
              <table:table-cell table:style-name="ce4">
                <text:p text:style-name="P11"><text:span text:style-name="T9">data_out= It holds the previous value.</text:span></text:p>
              </table:table-cell>
              <table:table-cell table:style-name="ce5">
                <text:p><text:span text:style-name="T9">time=2710,clk=0, rst_n=1, en=x, data_in= <text:s/>0, load_n=1, up_dn=1, data_out= <text:s/>9, </text:span></text:p>
                <text:p><text:span text:style-name="T9">time=2720,clk=0, rst_n=1, en=x, data_in= <text:s/>0, load_n=1, up_dn=1, data_out= <text:s/>9, </text:span></text:p>
                <text:p><text:span text:style-name="T9">time=2730,clk=0, rst_n=1, en=z, data_in= <text:s/>0, load_n=1, up_dn=1, data_out= <text:s/>9, </text:span></text:p>
                <text:p><text:span text:style-name="T9">time=2740,clk=0, rst_n=1, en=z, data_in= <text:s/>0, load_n=1, up_dn=1, data_out= <text:s/>9, </text:span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8.</text:span></text:p>
              </table:table-cell>
              <table:table-cell>
                <text:p><text:span text:style-name="T9">Enable check-</text:span></text:p>
                <text:p><text:span text:style-name="T9">Check for enable of the <text:s/>circuit by making enable is 0.when rst_n is high.</text:span></text:p>
                <text:p><text:span text:style-name="T9"/></text:p>
                <text:p><text:span text:style-name="T9">According to spec by taking these conditions it holds the previous count.</text:span></text:p>
              </table:table-cell>
              <table:table-cell>
                <text:p><text:span text:style-name="T9">Make </text:span></text:p>
                <text:p><text:span text:style-name="T9">rst_n=1,</text:span></text:p>
                <text:p><text:span text:style-name="T9">Enable=0.</text:span></text:p>
              </table:table-cell>
              <table:table-cell table:style-name="ce4">
                <text:p text:style-name="P11"><text:span text:style-name="T9">data_out= it holds the Previous count.</text:span></text:p>
              </table:table-cell>
              <table:table-cell table:style-name="ce5">
                <text:p><text:span text:style-name="T9">time=2710,clk=0, rst_n=1, en=x, data_in= <text:s/>0, load_n=1, up_dn=1, data_out= <text:s/>9, </text:span></text:p>
                <text:p><text:span text:style-name="T9">time=2720,clk=0, rst_n=1, en=x, data_in= <text:s/>0, load_n=1, up_dn=1, data_out= <text:s/>9, </text:span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 text:style-name="P13">9.</text:p>
              </table:table-cell>
              <table:table-cell>
                <text:p text:style-name="P14">Enable check-</text:p>
                <text:p text:style-name="P14">Check for <text:s/>enable of the circuit by making enable is unknown or z. when rst_n=1,load_n=1,updn=1. </text:p>
              </table:table-cell>
              <table:table-cell>
                <text:p text:style-name="P14">Make </text:p>
                <text:p text:style-name="P14">rst_n=1,</text:p>
                <text:p text:style-name="P14">Enable=x or z.</text:p>
                <text:p text:style-name="P14">load_n=1,</text:p>
                <text:p text:style-name="P14">updn=1</text:p>
              </table:table-cell>
              <table:table-cell table:style-name="ce4">
                <text:p text:style-name="P15">data_out=it holds the previous count.</text:p>
              </table:table-cell>
              <table:table-cell table:style-name="ce5">
                <text:p text:style-name="P14"><text:span text:style-name="T9">rst_n=1, en=1, data_in= <text:s/>10, load_n=0, up_dn=0, data_out= 10, cout=0</text:span></text:p>
                <text:p text:style-name="P14"><text:span text:style-name="T9">rst_n=1, en=x, data_in= <text:s/>4, load_n=1, up_dn=0, data_out= 10, cout=0</text:span></text:p>
                <text:p text:style-name="P14"><text:span text:style-name="T9">rst_n=1, en=x, data_in= <text:s/>4, load_n=1, up_dn=0, data_out= 10, cout=0</text:span></text:p>
                <text:p text:style-name="P14"><text:span text:style-name="T9">rst_n=1, en=z, data_in= <text:s/>4, load_n=1, up_dn=0, data_out= 10, cout=0</text:span></text:p>
                <text:p text:style-name="P14"><text:span text:style-name="T9">rst_n=1, en=z, data_in= <text:s/>4, load_n=1 up_dn=0, data_out= 10, cout=0</text:span></text:p>
                <text:p text:style-name="P14"><text:span text:style-name="T9"/></text:p>
              </table:table-cell>
              <table:table-cell>
                <text:p text:style-name="P14">pass</text:p>
              </table:table-cell>
            </table:table-row>
            <table:table-row table:style-name="ro5" table:default-cell-style-name="ce3">
              <table:table-cell table:style-name="ce2">
                <text:p text:style-name="P13">10.</text:p>
              </table:table-cell>
              <table:table-cell>
                <text:p text:style-name="P14">Load check-</text:p>
                <text:p text:style-name="P14">Check for load of the circuit by making load is unknown or z.</text:p>
                <text:p text:style-name="P14">When rst_n=1,en=1,updn=1.</text:p>
              </table:table-cell>
              <table:table-cell>
                <text:p text:style-name="P14">Make </text:p>
                <text:p text:style-name="P14">rst_n=1,</text:p>
                <text:p text:style-name="P14">Enable=1,</text:p>
                <text:p text:style-name="P14">load_n=x or z,</text:p>
                <text:p text:style-name="P14">Updn=1.</text:p>
              </table:table-cell>
              <table:table-cell table:style-name="ce4">
                <text:p text:style-name="P15">data_out=it holds the previous count.</text:p>
              </table:table-cell>
              <table:table-cell table:style-name="ce5">
                <text:p text:style-name="P14"><text:span text:style-name="T9">rst_n=1, en=1, data_in= <text:s/>0, load_n=1, up_dn=1, data_out= 10, cout=0</text:span></text:p>
                <text:p text:style-name="P14"><text:span text:style-name="T9">rst_n=1, en=1, data_in= <text:s/>0, load_n=x, up_dn=1, data_out= 10, cout=0</text:span></text:p>
                <text:p text:style-name="P14"><text:span text:style-name="T9">rst_n=1, en=1, data_in= <text:s/>0, load_n=x, up_dn=1, data_out= 10, cout=0</text:span></text:p>
                <text:p text:style-name="P14"><text:span text:style-name="T9">rst_n=1, en=1, data_in= <text:s/>9, load_n=x, up_dn=1, data_out= 10, cout=0</text:span></text:p>
                <text:p text:style-name="P14"><text:span text:style-name="T9">rst_n=1, en=1, data_in= <text:s/>9, load_n=x, up_dn=1, data_out= 10, cout=0</text:span></text:p>
                <text:p text:style-name="P14"><text:span text:style-name="T9">rst_n=1, en=1, data_in= <text:s/>9, load_n=z, up_dn=1, data_out= 10, cout=0</text:span></text:p>
                <text:p text:style-name="P14"><text:span text:style-name="T9">rst_n=1, en=1, data_in= <text:s/>9, load_n=z, up_dn=1, data_out= 10, cout=0</text:span></text:p>
                <text:p text:style-name="P14"><text:span text:style-name="T9"/></text:p>
              </table:table-cell>
              <table:table-cell>
                <text:p text:style-name="P14">pas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9" draw:text-style-name="P16" draw:layer="layout" svg:width="4.418cm" svg:height="1.119cm" svg:x="8.043cm" svg:y="1.924cm">
          <draw:text-box>
            <text:p><text:span text:style-name="T3">Test cases</text:span></text:p>
          </draw:text-box>
        </draw:frame>
      </draw:page>
      <draw:page draw:name="page5" draw:style-name="dp1" draw:master-page-name="Default">
        <draw:frame draw:style-name="standard" draw:layer="layout" svg:width="64.77cm" svg:height="6.365cm" svg:x="-21.589cm" svg:y="3.25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9"/>
            <table:table-row table:style-name="ro6" table:default-cell-style-name="ce3">
              <table:table-cell table:style-name="ce2">
                <text:p text:style-name="P13">10.</text:p>
              </table:table-cell>
              <table:table-cell>
                <text:p text:style-name="P14">updn check-</text:p>
                <text:p text:style-name="P14">Check for updn of the circuit by making updn is unknown or z.</text:p>
                <text:p text:style-name="P14">When rst_n=1,en=1,load_n=1.</text:p>
              </table:table-cell>
              <table:table-cell>
                <text:p text:style-name="P14">Make </text:p>
                <text:p text:style-name="P14">rst_n=1,</text:p>
                <text:p text:style-name="P14">Enable=1,</text:p>
                <text:p text:style-name="P14">load_n=1,</text:p>
                <text:p text:style-name="P14">Updn=x or z.</text:p>
              </table:table-cell>
              <table:table-cell table:style-name="ce4">
                <text:p text:style-name="P15">data_out=it holds the previous count.</text:p>
              </table:table-cell>
              <table:table-cell table:style-name="ce5">
                <text:p><text:span text:style-name="T9">rst_n=1, en=z, data_in= <text:s/>4, load_n=1, up_dn=x, data_out= 10,</text:span></text:p>
                <text:p><text:span text:style-name="T9">rst_n=1, en=z, data_in= <text:s/>4, load_n=1, up_dn=x, data_out= 10,</text:span></text:p>
                <text:p><text:span text:style-name="T9">rst_n=1, en=z, data_in= <text:s/>4, load_n=1, up_dn=x, data_out= 10,</text:span></text:p>
                <text:p><text:span text:style-name="T9">rst_n=1, en=z, data_in= <text:s/>4, load_n=1, up_dn=x, data_out= 10,</text:span></text:p>
                <text:p><text:span text:style-name="T9">rst_n=1, en=z, data_in= <text:s/>4, load_n=1, up_dn=z, data_out= 10,</text:span></text:p>
                <text:p><text:span text:style-name="T9">rst_n=1, en=z, data_in= <text:s/>4, load_n=1, up_dn=z, data_out= 10,</text:span></text:p>
                <text:p><text:span text:style-name="T9">rst_n=1, en=z, data_in= <text:s/>4, load_n=1, up_dn=z, data_out= 10,</text:span></text:p>
                <text:p><text:span text:style-name="T9">rst_n=1, en=z, data_in= <text:s/>4, load_n=1, up_dn=z, data_out= 10,</text:span></text:p>
                <text:p><text:span text:style-name="T9">rst_n=1, en=1, data_in= <text:s/>0, load_n=1, up_dn=1, data_out= 10,</text:span></text:p>
                <text:p><text:span text:style-name="T9">rst_n=1, en=1, data_in= <text:s/>0, load_n=1, up_dn=1, data_out= 11,</text:span></text:p>
                <text:p><text:span text:style-name="T9"/></text:p>
              </table:table-cell>
              <table:table-cell>
                <text:p text:style-name="P14">pass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0:46:31.056154188</meta:creation-date>
    <dc:date>2016-11-15T15:40:37.573543345</dc:date>
    <meta:editing-duration>PT7H53M26S</meta:editing-duration>
    <meta:editing-cycles>37</meta:editing-cycles>
    <meta:generator>LibreOffice/4.3.7.2$Linux_X86_64 LibreOffice_project/430$Build-2</meta:generator>
    <meta:document-statistic meta:object-count="77"/>
  </office:meta>
</office:document-meta>
</file>